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6.4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29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4929in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Heading_20_3">
      <style:paragraph-properties fo:break-before="page"/>
    </style:style>
    <style:style style:name="P7" style:family="paragraph" style:parent-style-name="List_20_Paragraph" style:list-style-name="WWNum1"/>
    <style:style style:name="P8" style:family="paragraph" style:parent-style-name="List_20_Paragraph">
      <style:paragraph-properties fo:margin-left="1in" fo:margin-right="0in" fo:text-indent="0in" style:auto-text-indent="false"/>
    </style:style>
    <style:style style:name="P9" style:family="paragraph" style:parent-style-name="List_20_Paragraph" style:list-style-name="WWNum3"/>
    <style:style style:name="P10" style:family="paragraph" style:parent-style-name="List_20_Paragraph" style:list-style-name="WWNum4"/>
    <style:style style:name="P11" style:family="paragraph" style:parent-style-name="List_20_Paragraph">
      <style:paragraph-properties fo:margin-left="1.5in" fo:margin-right="0in" fo:text-indent="0in" style:auto-text-indent="false"/>
    </style:style>
    <style:style style:name="P12" style:family="paragraph" style:parent-style-name="List_20_Paragraph" style:list-style-name="WWNum6"/>
    <style:style style:name="P13" style:family="paragraph" style:parent-style-name="List_20_Paragraph" style:list-style-name="WWNum7"/>
    <style:style style:name="P14" style:family="paragraph" style:parent-style-name="List_20_Paragraph" style:list-style-name="WWNum8"/>
    <style:style style:name="P15" style:family="paragraph" style:parent-style-name="Standard">
      <style:text-properties fo:color="#2f5496" loext:opacity="100%" style:font-name="Calibri Light" fo:font-size="16pt" style:font-name-asian="F" style:font-size-asian="16pt" style:font-name-complex="F" style:font-size-complex="16pt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Standard">
      <style:text-properties fo:color="#1f3763" loext:opacity="100%" style:font-name="Calibri Light" style:font-name-asian="F" style:font-name-complex="F"/>
    </style:style>
    <style:style style:name="P18" style:family="paragraph" style:parent-style-name="Standard">
      <style:text-properties officeooo:rsid="0001fd0e" officeooo:paragraph-rsid="0001fd0e"/>
    </style:style>
    <style:style style:name="P19" style:family="paragraph" style:parent-style-name="Standard" style:list-style-name="L1">
      <style:text-properties officeooo:rsid="0001fd0e" officeooo:paragraph-rsid="0001fd0e"/>
    </style:style>
    <style:style style:name="P20" style:family="paragraph" style:parent-style-name="Standard" style:list-style-name="L1">
      <style:text-properties officeooo:paragraph-rsid="0001fd0e"/>
    </style:style>
    <style:style style:name="P21" style:family="paragraph" style:parent-style-name="Standard" style:list-style-name="L1">
      <style:text-properties officeooo:rsid="0003d609" officeooo:paragraph-rsid="0003d609"/>
    </style:style>
    <style:style style:name="T1" style:family="text">
      <style:text-properties text:display="true"/>
    </style:style>
    <style:style style:name="T2" style:family="text">
      <style:text-properties fo:font-style="normal" fo:font-weight="normal" style:font-name-asian="F" style:font-style-asian="normal" style:font-weight-asian="normal" style:font-name-complex="F" style:font-style-complex="normal" style:font-weight-complex="normal"/>
    </style:style>
    <style:style style:name="T3" style:family="text">
      <style:text-properties fo:font-size="12pt" fo:font-weight="normal" style:font-name-asian="F" style:font-size-asian="12pt" style:font-weight-asian="normal" style:font-name-complex="F" style:font-size-complex="12pt" style:font-weight-complex="normal"/>
    </style:style>
    <style:style style:name="T4" style:family="text">
      <style:text-properties fo:font-size="12pt" style:font-name-asian="F" style:font-size-asian="12pt" style:font-name-complex="F" style:font-size-complex="12pt"/>
    </style:style>
    <style:style style:name="T5" style:family="text">
      <style:text-properties fo:color="#2f5496" loext:opacity="100%" style:font-name="Calibri Light" fo:font-size="16pt" style:font-name-asian="F" style:font-size-asian="16pt" style:font-name-complex="F" style:font-size-complex="1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1f3763" loext:opacity="100%" style:font-name="Calibri Light" style:font-name-asian="F" style:font-name-complex="F"/>
    </style:style>
    <style:style style:name="T8" style:family="text">
      <style:text-properties officeooo:rsid="0001fd0e"/>
    </style:style>
    <style:style style:name="T9" style:family="text">
      <style:text-properties officeooo:rsid="000521a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>Table of Contents</text:p>
          </text:index-title>
          <text:p text:style-name="P1"><text:a xlink:type="simple" xlink:href="#_Toc157948769" text:style-name="Index_20_Link" text:visited-style-name="Index_20_Link">Intro/Overview<text:span text:style-name="T1"><text:tab/>1</text:span></text:a><text:span text:style-name="T2"/></text:p>
          <text:p text:style-name="P2"><text:a xlink:type="simple" xlink:href="#_Toc157948770" text:style-name="Index_20_Link" text:visited-style-name="Index_20_Link">Full Gameplay Flow<text:span text:style-name="T1"><text:tab/>3</text:span></text:a><text:span text:style-name="T3"/></text:p>
          <text:p text:style-name="P1"><text:a xlink:type="simple" xlink:href="#_Toc157948771" text:style-name="Index_20_Link" text:visited-style-name="Index_20_Link">Core Game Updates Needed<text:span text:style-name="T1"><text:tab/>4</text:span></text:a><text:span text:style-name="T2"/></text:p>
          <text:p text:style-name="P2"><text:a xlink:type="simple" xlink:href="#_Toc157948772" text:style-name="Index_20_Link" text:visited-style-name="Index_20_Link">Adaptation Requirements<text:span text:style-name="T1"><text:tab/>4</text:span></text:a><text:span text:style-name="T3"/></text:p>
          <text:p text:style-name="P2"><text:a xlink:type="simple" xlink:href="#_Toc157948773" text:style-name="Index_20_Link" text:visited-style-name="Index_20_Link">Adaptation To Do:<text:span text:style-name="T1"><text:tab/>6</text:span></text:a><text:span text:style-name="T3"/></text:p>
          <text:p text:style-name="P3"><text:a xlink:type="simple" xlink:href="#_Toc157948774" text:style-name="Index_20_Link" text:visited-style-name="Index_20_Link">Use XML File Source<text:span text:style-name="T1"><text:tab/>6</text:span></text:a><text:span text:style-name="T4"/></text:p>
          <text:p text:style-name="P3"><text:a xlink:type="simple" xlink:href="#_Toc157948775" text:style-name="Index_20_Link" text:visited-style-name="Index_20_Link">Player Character Creation<text:span text:style-name="T1"><text:tab/>7</text:span></text:a><text:span text:style-name="T4"/></text:p>
          <text:p text:style-name="P3"><text:a xlink:type="simple" xlink:href="#_Toc157948776" text:style-name="Index_20_Link" text:visited-style-name="Index_20_Link">Verify Works Via Browser Gameplay<text:span text:style-name="T1"><text:tab/>7</text:span></text:a><text:span text:style-name="T4"/></text:p>
          <text:p text:style-name="P3"><text:a xlink:type="simple" xlink:href="#_Toc157948777" text:style-name="Index_20_Link" text:visited-style-name="Index_20_Link">Add Abstraction Layer Temp With Good OOP<text:span text:style-name="T1"><text:tab/>7</text:span></text:a><text:span text:style-name="T4"/></text:p>
          <text:p text:style-name="P3"><text:a xlink:type="simple" xlink:href="#_Toc157948778" text:style-name="Index_20_Link" text:visited-style-name="Index_20_Link">Implement Combat Functionality<text:span text:style-name="T1"><text:tab/>7</text:span></text:a><text:span text:style-name="T4"/></text:p>
          <text:p text:style-name="P3"><text:a xlink:type="simple" xlink:href="#_Toc157948779" text:style-name="Index_20_Link" text:visited-style-name="Index_20_Link">Ensure BCI Friendliness<text:span text:style-name="T1"><text:tab/>8</text:span></text:a><text:span text:style-name="T4"/></text:p>
          <text:p text:style-name="P3"><text:a xlink:type="simple" xlink:href="#_Toc157948780" text:style-name="Index_20_Link" text:visited-style-name="Index_20_Link">Abstraction Layer Update<text:span text:style-name="T1"><text:tab/>8</text:span></text:a><text:span text:style-name="T4"/></text:p>
          <text:p text:style-name="P3"><text:a xlink:type="simple" xlink:href="#_Toc157948781" text:style-name="Index_20_Link" text:visited-style-name="Index_20_Link">Add Server Functionality<text:span text:style-name="T1"><text:tab/>8</text:span></text:a><text:span text:style-name="T4"/></text:p>
          <text:p text:style-name="P3"><text:a xlink:type="simple" xlink:href="#_Toc157948782" text:style-name="Index_20_Link" text:visited-style-name="Index_20_Link">Additional Missing Components<text:span text:style-name="T1"><text:tab/>8</text:span></text:a><text:span text:style-name="T4"/></text:p>
          <text:p text:style-name="Standard"/>
        </text:index-body>
      </text:table-of-content>
      <text:h text:style-name="Heading_20_1" text:outline-level="1"/>
      <text:h text:style-name="Heading_20_1" text:outline-level="1"><text:bookmark-start text:name="_Toc157948769"/>Intro/Overview<text:bookmark-end text:name="_Toc157948769"/></text:h>
      <text:p text:style-name="Standard">1/21/2024 (1351): Very casual doc format, just to get a clear handle on what’s needed for adapting the demo game to the MVP game that works with toolset. </text:p>
      <text:p text:style-name="Standard"/>
      <text:p text:style-name="Standard">As a general overview, we have essentially three deliverables for this project (for MVP, or rather initial testing):</text:p>
      <text:p text:style-name="Standard"/>
      <text:list xml:id="list1200087908" text:style-name="WWNum1">
        <text:list-item>
          <text:p text:style-name="P7">Core Game:</text:p>
          <text:list>
            <text:list-item>
              <text:p text:style-name="P7">Is entirely BCI-friendly</text:p>
            </text:list-item>
            <text:list-item>
              <text:p text:style-name="P7">Executes the game, using:</text:p>
              <text:list>
                <text:list-item>
                  <text:p text:style-name="P7">XML delivered module</text:p>
                </text:list-item>
                <text:list-item>
                  <text:p text:style-name="P7">CSV character sheets</text:p>
                </text:list-item>
                <text:list-item>
                  <text:p text:style-name="P7">Libraries/dictionaries </text:p>
                </text:list-item>
              </text:list>
            </text:list-item>
            <text:list-item>
              <text:p text:style-name="P7">Ideally uncoupled from the Default Core Binary Percentage system where possible</text:p>
            </text:list-item>
            <text:list-item>
              <text:p text:style-name="P7">With GSAL in mind, if not yet built</text:p>
            </text:list-item>
            <text:list-item>
              <text:p text:style-name="P7">Looks up available genres through libraries and allows players to select one for a given module</text:p>
            </text:list-item>
            <text:list-item>
              <text:p text:style-name="P7">Allows for served game, run by a GM with players</text:p>
            </text:list-item>
          </text:list>
        </text:list-item>
      </text:list>
      <text:p text:style-name="P8"/>
      <text:list xml:id="list122436509391392" text:continue-numbering="true" text:style-name="WWNum1">
        <text:list-item>
          <text:p text:style-name="P7">Libraries/Dictionaries:</text:p>
          <text:list>
            <text:list-item>
              <text:p text:style-name="P7"><text:soft-page-break/>Maybe delivered by XML but living in final form as a database</text:p>
              <text:list>
                <text:list-item>
                  <text:p text:style-name="P7">At this stage PostgreSQL most likely?</text:p>
                </text:list-item>
              </text:list>
            </text:list-item>
            <text:list-item>
              <text:p text:style-name="P7">Provides options for available genres </text:p>
            </text:list-item>
            <text:list-item>
              <text:p text:style-name="P7">Provides generics by genre lookup</text:p>
            </text:list-item>
            <text:list-item>
              <text:p text:style-name="P7">Will also have to provide GSAL to GSP lookups for the game system. </text:p>
            </text:list-item>
          </text:list>
        </text:list-item>
      </text:list>
      <text:p text:style-name="P8"/>
      <text:list xml:id="list122435951323521" text:continue-numbering="true" text:style-name="WWNum1">
        <text:list-item>
          <text:p text:style-name="P7">Modgodtoolset:</text:p>
          <text:list>
            <text:list-item>
              <text:p text:style-name="P7">Allows for the creation of XML modules to be used by the core game</text:p>
            </text:list-item>
            <text:list-item>
              <text:p text:style-name="P7">Goal is to use Aurora-inspired GUI</text:p>
            </text:list-item>
            <text:list-item>
              <text:p text:style-name="P7">Allows creator to use generics for words to be replaced by genre lookup, so the module is genre-agnostic (selectable at the game level). </text:p>
            </text:list-item>
            <text:list-item>
              <text:p text:style-name="P7">Can set difficulty modifiers for checks and tasks. </text:p>
              <text:list>
                <text:list-item>
                  <text:p text:style-name="P7">Think from the role-master system. </text:p>
                  <text:list>
                    <text:list-item>
                      <text:p text:style-name="P7">Should also have ‘impossible’ or ‘automatic’ for checks’</text:p>
                    </text:list-item>
                    <text:list-item>
                      <text:p text:style-name="P7">Also astronomical odds, for example. Try to keep each game system’s probability curve. </text:p>
                    </text:list-item>
                  </text:list>
                </text:list-item>
              </text:list>
            </text:list-item>
            <text:list-item>
              <text:p text:style-name="P7">This is also game-system agnostic, but can be forced/required. </text:p>
            </text:list-item>
            <text:list-item>
              <text:p text:style-name="P7">NPC creation should be more into our system</text:p>
              <text:list>
                <text:list-item>
                  <text:p text:style-name="P7">For 1.0 be as generic as possible, it will be flawed </text:p>
                </text:list-item>
              </text:list>
            </text:list-item>
          </text:list>
        </text:list-item>
      </text:list>
      <text:p text:style-name="Standard"/>
      <text:p text:style-name="Standard">We have all (or almost all) of this documented elsewhere, but as it’s substantially evolved over time, I’m using this to clarify adaptation thinking. </text:p>
      <text:p text:style-name="Standard"/>
      <text:h text:style-name="P5" text:outline-level="2"><text:bookmark-start text:name="_Toc157948770"/>Full Gameplay Flow<text:bookmark-end text:name="_Toc157948770"/></text:h>
      <text:p text:style-name="Standard">So now, the flow for playing a game session could be:</text:p>
      <text:p text:style-name="Standard"/>
      <text:list text:style-name="WWNum3">
        <text:list-item>
          <text:p text:style-name="P9">Player (or GM) initiates a game. </text:p>
          <text:list>
            <text:list-item>
              <text:p text:style-name="P9">They provide the module XML (this can be stored locally, on self-hosted server, or central server). </text:p>
            </text:list-item>
            <text:list-item>
              <text:p text:style-name="P9">All players have access to the game and start it on their own machines and connect via server. Can be:</text:p>
              <text:list>
                <text:list-item>
                  <text:p text:style-name="P9">This can be application running locally.</text:p>
                </text:list-item>
                <text:list-item>
                  <text:p text:style-name="P9">This can be accessed through web browser.</text:p>
                </text:list-item>
              </text:list>
            </text:list-item>
            <text:list-item>
              <text:p text:style-name="P9">All players have a player character CSV. </text:p>
              <text:list>
                <text:list-item>
                  <text:p text:style-name="P9">This can be created in-game. </text:p>
                </text:list-item>
                <text:list-item>
                  <text:p text:style-name="P9">This is communicated across the server connection. </text:p>
                </text:list-item>
              </text:list>
            </text:list-item>
          </text:list>
        </text:list-item>
        <text:list-item>
          <text:p text:style-name="P9">The GM (or lead player) selects the game system and the genre. </text:p>
          <text:list>
            <text:list-item>
              <text:p text:style-name="P9">This is communicated among the players, or served to them. Right now there should only be one game and genre defined by the GM per session. <text:s/></text:p>
            </text:list-item>
          </text:list>
        </text:list-item>
        <text:list-item>
          <text:p text:style-name="P9">The game:</text:p>
          <text:list>
            <text:list-item>
              <text:p text:style-name="P9">Draws all game information from the XML, including:</text:p>
              <text:list>
                <text:list-item>
                  <text:p text:style-name="P9">Locations (in nested structure)</text:p>
                </text:list-item>
                <text:list-item>
                  <text:p text:style-name="P9">Map connections using above</text:p>
                </text:list-item>
                <text:list-item>
                  <text:p text:style-name="P9">Descriptions and options</text:p>
                </text:list-item>
                <text:list-item>
                  <text:p text:style-name="P9">NPCs/monsters</text:p>
                </text:list-item>
                <text:list-item>
                  <text:p text:style-name="P9">Treasures and rewards/penalties</text:p>
                </text:list-item>
                <text:list-item>
                  <text:p text:style-name="P9">Relevant checks</text:p>
                </text:list-item>
                <text:list-item>
                  <text:p text:style-name="P9">All dialogue</text:p>
                </text:list-item>
              </text:list>
            </text:list-item>
            <text:list-item>
              <text:p text:style-name="P9">Uses libraries/dictionaries to update all text for the genre and game type</text:p>
              <text:list>
                <text:list-item>
                  <text:p text:style-name="P9">Via connection if not bundled with game</text:p>
                </text:list-item>
              </text:list>
            </text:list-item>
            <text:list-item>
              <text:p text:style-name="P9">Throughout, the game’s GSAL translates core game mechanics through GSP to provide modified outputs.</text:p>
            </text:list-item>
            <text:list-item>
              <text:p text:style-name="P9">Allows for the creation or loading of a player character. The display for this will use GSP/genre as well. </text:p>
            </text:list-item>
            <text:list-item>
              <text:p text:style-name="P9">Will have a gamemaster role, like Neverwinter Nights, which allows for heighted powers during game play. </text:p>
              <text:list>
                <text:list-item>
                  <text:p text:style-name="P9">This is not be necessary to be functional for MVP.</text:p>
                </text:list-item>
              </text:list>
            </text:list-item>
          </text:list>
        </text:list-item>
      </text:list>
      <text:p text:style-name="Standard"/>
      <text:h text:style-name="Heading_20_1" text:outline-level="1"/>
      <text:p text:style-name="P15"/>
      <text:h text:style-name="P4" text:outline-level="1"/>
      <text:h text:style-name="Heading_20_1" text:outline-level="1"><text:bookmark-start text:name="_Toc157948771"/>Core Game Updates Needed<text:bookmark-end text:name="_Toc157948771"/></text:h>
      <text:p text:style-name="Standard">Working from our demo game, there are a lot of modifications to be made. </text:p>
      <text:p text:style-name="Standard"/>
      <text:h text:style-name="Heading_20_2" text:outline-level="2"><text:bookmark-start text:name="_Toc157948772"/>Adaptation Requirements<text:bookmark-end text:name="_Toc157948772"/> </text:h>
      <text:p text:style-name="Standard">1/28/24 (1324): Adapting from the current Demo version, here are the requirements needed (in a highly casual format):</text:p>
      <text:list xml:id="list839992914" text:style-name="WWNum4">
        <text:list-item>
          <text:p text:style-name="P10">Most important piece is game can be run by BCI (so simple, turn-based). Updates cannot break this setup. Core purpose remains: <text:span text:style-name="T6">play a turn-based RPG with your thoughts. </text:span></text:p>
        </text:list-item>
        <text:list-item>
          <text:p text:style-name="P10">Player Characters (current version was never fully in place):</text:p>
          <text:list>
            <text:list-item>
              <text:p text:style-name="P10">Create character:</text:p>
              <text:list>
                <text:list-item>
                  <text:p text:style-name="P10">Can take the game system choice for the character display</text:p>
                </text:list-item>
                <text:list-item>
                  <text:p text:style-name="P10">Will save locally in a CSV</text:p>
                </text:list-item>
                <text:list-item>
                  <text:p text:style-name="P10">Will actually save modifiers to our percentile system that are adaptable</text:p>
                </text:list-item>
              </text:list>
            </text:list-item>
            <text:list-item>
              <text:p text:style-name="P10">Load character:</text:p>
              <text:list>
                <text:list-item>
                  <text:p text:style-name="P10">Will load a CSV with the appropriate format</text:p>
                </text:list-item>
                <text:list-item>
                  <text:p text:style-name="P10">Will display per the chosen game system</text:p>
                </text:list-item>
              </text:list>
            </text:list-item>
          </text:list>
        </text:list-item>
        <text:list-item>
          <text:p text:style-name="P10">For demo/MVP, consider replacing the library/dictionary element with a local testing example, such as JSON. This can then be replaced by connecting to external DB, or whatever final solution is. </text:p>
        </text:list-item>
        <text:list-item>
          <text:p text:style-name="P10">Loads module from XML file (change from current, using JSON). </text:p>
          <text:list>
            <text:list-item>
              <text:p text:style-name="P10">All game elements from XML must be adaptable:</text:p>
              <text:list>
                <text:list-item>
                  <text:p text:style-name="P10">For varying genre options (starting with just 3 default but ability to add more)</text:p>
                  <text:list>
                    <text:list-item>
                      <text:p text:style-name="P10">Sci fi</text:p>
                    </text:list-item>
                    <text:list-item>
                      <text:p text:style-name="P10">Current day</text:p>
                    </text:list-item>
                    <text:list-item>
                      <text:p text:style-name="P10">Historical fantasy (swords and sorcery?)</text:p>
                    </text:list-item>
                  </text:list>
                </text:list-item>
                <text:list-item>
                  <text:p text:style-name="P10">For varying RPG systems (starting with 2, and maybe the underlaying system):</text:p>
                  <text:list>
                    <text:list-item>
                      <text:p text:style-name="P10">Underlaying percentile system (uses BCI RPG temp Hawke PDF)</text:p>
                    </text:list-item>
                    <text:list-item>
                      <text:p text:style-name="P10">BFRPG </text:p>
                    </text:list-item>
                    <text:list-item>
                      <text:p text:style-name="P10">OpenD6</text:p>
                    </text:list-item>
                  </text:list>
                </text:list-item>
              </text:list>
            </text:list-item>
            <text:list-item>
              <text:p text:style-name="P10">This XML must include game map with location format as agreed upon. </text:p>
              <text:list>
                <text:list-item>
                  <text:p text:style-name="P10">Has hierarchy structure:</text:p>
                  <text:list>
                    <text:list-item>
                      <text:p text:style-name="P10">Region (name, description, folder)</text:p>
                      <text:list>
                        <text:list-item>
                          <text:p text:style-name="P10">Location (name, description, folder)</text:p>
                          <text:list>
                            <text:list-item>
                              <text:p text:style-name="P10">Space (name, description, folder)</text:p>
                              <text:list>
                                <text:list-item>
                                  <text:p text:style-name="P10">Scene (name, description, also contains game elements)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XML contains game text, and all options.</text:p>
            </text:list-item>
            <text:list-item>
              <text:p text:style-name="P10"><text:soft-page-break/>XML contains connections between options and next game text</text:p>
            </text:list-item>
            <text:list-item>
              <text:p text:style-name="P10">XML contains all statistics required in-game </text:p>
              <text:list>
                <text:list-item>
                  <text:p text:style-name="P10">NPCs and monsters</text:p>
                </text:list-item>
                <text:list-item>
                  <text:p text:style-name="P10">Checks and challenges</text:p>
                </text:list-item>
                <text:list-item>
                  <text:p text:style-name="P10">Treasures</text:p>
                </text:list-item>
                <text:list-item>
                  <text:p text:style-name="P10">Rewards/penalties and other</text:p>
                </text:list-item>
              </text:list>
            </text:list-item>
          </text:list>
        </text:list-item>
      </text:list>
      <text:p text:style-name="P11"/>
      <text:list xml:id="list122435576632652" text:continue-numbering="true" text:style-name="WWNum4">
        <text:list-item>
          <text:p text:style-name="P10">Adds server functionality (never in demo game)</text:p>
          <text:list>
            <text:list-item>
              <text:p text:style-name="P10">Allows running a game </text:p>
            </text:list-item>
            <text:list-item>
              <text:p text:style-name="P10">Allows for joining an existing session</text:p>
            </text:list-item>
            <text:list-item>
              <text:p text:style-name="P10">Turn-based, using our predefined logic for option selection</text:p>
              <text:list>
                <text:list-item>
                  <text:p text:style-name="P10">**For demo if not MVP, consider a simplification of this</text:p>
                </text:list-item>
              </text:list>
            </text:list-item>
            <text:list-item>
              <text:p text:style-name="P10">Handles communication and multiple-player aspects</text:p>
            </text:list-item>
          </text:list>
        </text:list-item>
      </text:list>
      <text:p text:style-name="P11"/>
      <text:list xml:id="list122436540231880" text:continue-numbering="true" text:style-name="WWNum4">
        <text:list-item>
          <text:p text:style-name="P10">Adds combat functionality (was possible in demo game, with rolls and the like coming from JSON, but not implemented)</text:p>
        </text:list-item>
      </text:list>
      <text:p text:style-name="List_20_Paragraph"/>
      <text:list xml:id="list122436315927357" text:continue-numbering="true" text:style-name="WWNum4">
        <text:list-item>
          <text:p text:style-name="P10">Uses our library/dictionary option for:</text:p>
          <text:list>
            <text:list-item>
              <text:p text:style-name="P10">Replacing flagged generics</text:p>
            </text:list-item>
            <text:list-item>
              <text:p text:style-name="P10">Setting character sheet display (will only have modifiers on the character sheet) </text:p>
            </text:list-item>
            <text:list-item>
              <text:p text:style-name="P10">All game system/rules output</text:p>
            </text:list-item>
          </text:list>
        </text:list-item>
      </text:list>
      <text:p text:style-name="List_20_Paragraph"/>
      <text:list xml:id="list122436106543975" text:continue-numbering="true" text:style-name="WWNum4">
        <text:list-item>
          <text:p text:style-name="P10">Is as OOP as possible, allowing for various updates to be made </text:p>
        </text:list-item>
      </text:list>
      <text:p text:style-name="P8"/>
      <text:p text:style-name="Standard"/>
      <text:p text:style-name="Standard"/>
      <text:p text:style-name="Standard"/>
      <text:p text:style-name="P16"/>
      <text:h text:style-name="Heading_20_2" text:outline-level="2"><text:bookmark-start text:name="_Toc157948773"/>Adaptation To Do:<text:bookmark-end text:name="_Toc157948773"/></text:h>
      <text:p text:style-name="Standard">2/4/24 (1312): Specific steps here needed to adapt demo game into the MVP game per the requirements above. </text:p>
      <text:p text:style-name="Standard"/>
      <text:p text:style-name="Standard"/>
      <text:h text:style-name="Heading_20_3" text:outline-level="3"><text:bookmark-start text:name="_Toc157948774"/>Use XML File Source<text:bookmark-end text:name="_Toc157948774"/></text:h>
      <text:p text:style-name="Standard">2/4/24 (1325): This is the simplest conversation initially, so starting here.</text:p>
      <text:p text:style-name="Standard"/>
      <text:p text:style-name="Standard">Planned steps:</text:p>
      <text:list text:style-name="WWNum6">
        <text:list-item>
          <text:p text:style-name="P12">Replace the JSON (as is) with XML file version. Run and test. </text:p>
        </text:list-item>
        <text:list-item>
          <text:p text:style-name="P12">Replace the current location to utilize location hierarchy structure</text:p>
        </text:list-item>
      </text:list>
      <text:p text:style-name="Standard"/>
      <text:p text:style-name="Standard"/>
      <text:p text:style-name="Standard"/>
      <text:h text:style-name="P6" text:outline-level="3"><text:bookmark-start text:name="_Toc157948775"/>Player Character Creation<text:bookmark-end text:name="_Toc157948775"/></text:h>
      <text:p text:style-name="Standard">2/4/24 (1341): <text:s/>Update/replace the very roughed demo game character creation for the requirements. </text:p>
      <text:p text:style-name="Standard"/>
      <text:p text:style-name="Standard">Planned steps:</text:p>
      <text:list text:style-name="WWNum7">
        <text:list-item>
          <text:p text:style-name="P13">Structure for GUI replacement via GAL (can show different labels, statistics and apply varying logic to translate from #2)</text:p>
        </text:list-item>
        <text:list-item>
          <text:p text:style-name="P13">Build default binary/percentile system (underlying) character creation </text:p>
        </text:list-item>
        <text:list-item>
          <text:p text:style-name="P13">Output to CSV</text:p>
        </text:list-item>
        <text:list-item>
          <text:p text:style-name="P13">Input/Load from CSV</text:p>
        </text:list-item>
      </text:list>
      <text:p text:style-name="Standard"/>
      <text:p text:style-name="Standard"/>
      <text:p text:style-name="P17"/>
      <text:h text:style-name="P6" text:outline-level="3"/>
      <text:h text:style-name="Heading_20_3" text:outline-level="3"><text:bookmark-start text:name="_Toc157948776"/>Verify Gameplay Works Via Web Browser <text:bookmark-end text:name="_Toc157948776"/></text:h>
      <text:p text:style-name="Standard">Revisit game at this level to be sure it can run as both application (default) and from browser (served via our server, current temporary method OK for this initial step). </text:p>
      <text:h text:style-name="Heading_20_3" text:outline-level="3"/>
      <text:p text:style-name="Standard"/>
      <text:p text:style-name="Standard"/>
      <text:h text:style-name="Heading_20_3" text:outline-level="3"><text:bookmark-start text:name="_Toc157948777"/>Add Abstraction Layer Temp with Good OOP<text:bookmark-end text:name="_Toc157948777"/></text:h>
      <text:p text:style-name="Standard">Using a temporary Dictionary/Library (local JSON, for example), build in the abstraction layer to demo game in a way that’s expandable for future needs. </text:p>
      <text:p text:style-name="Standard"/>
      <text:p text:style-name="Standard">Planned steps:</text:p>
      <text:list text:style-name="WWNum8">
        <text:list-item>
          <text:p text:style-name="P14">Load aspects from the temp source</text:p>
        </text:list-item>
        <text:list-item>
          <text:p text:style-name="P14">Update menu to allow for loading genre taken from library (#1)</text:p>
        </text:list-item>
        <text:list-item>
          <text:p text:style-name="P14">Update menu to allow for loading game system take from library (#1)</text:p>
        </text:list-item>
        <text:list-item>
          <text:p text:style-name="P14">Update player character creation output to display player character taken from #3 (via #1)</text:p>
        </text:list-item>
        <text:list-item>
          <text:p text:style-name="P14">Update player character creation to allow for creating character using chosen game system (#4)</text:p>
        </text:list-item>
        <text:list-item>
          <text:p text:style-name="P14">Update game to replace generics in XML per genre choice (#2 via #1)</text:p>
        </text:list-item>
        <text:list-item>
          <text:p text:style-name="P14">Update game to replace die/game outputs per game choice (#3 via #1)</text:p>
        </text:list-item>
      </text:list>
      <text:p text:style-name="Standard"/>
      <text:p text:style-name="Standard"/>
      <text:p text:style-name="Standard"/>
      <text:h text:style-name="Heading_20_3" text:outline-level="3"><text:bookmark-start text:name="_Toc157948778"/>Implement Combat Functionality<text:bookmark-end text:name="_Toc157948778"/></text:h>
      <text:p text:style-name="Standard">Add combat functionality. Demo went no further than implementing die rolling and test ability checks. This explodes out into a number of subcategories (like initiative, special abilities, and more).</text:p>
      <text:p text:style-name="Standard"/>
      <text:p text:style-name="Standard"/>
      <text:p text:style-name="Standard"/>
      <text:h text:style-name="Heading_20_3" text:outline-level="3"><text:bookmark-start text:name="_Toc157948779"/>Ensure BCI Friendliness<text:bookmark-end text:name="_Toc157948779"/></text:h>
      <text:p text:style-name="Standard">Updates the demo game to ensure all navigation and gameplay aspects are runnable by BCI-capable inputs.</text:p>
      <text:p text:style-name="Standard"/>
      <text:p text:style-name="Standard"/>
      <text:h text:style-name="Heading_20_3" text:outline-level="3"><text:bookmark-start text:name="_Toc157948780"/>Abstraction Layer Update<text:bookmark-end text:name="_Toc157948780"/></text:h>
      <text:p text:style-name="Standard">Update the temporary library/dictionary system to use our server/DB as required, in a secure fashion. </text:p>
      <text:p text:style-name="Standard"/>
      <text:p text:style-name="Standard"/>
      <text:h text:style-name="Heading_20_3" text:outline-level="3"><text:bookmark-start text:name="_Toc157948781"/><text:soft-page-break/>Add Server Functionality<text:bookmark-end text:name="_Toc157948781"/></text:h>
      <text:p text:style-name="Standard">Build the required server functionality into the game. Note that this was never in the demo game. </text:p>
      <text:p text:style-name="Standard"/>
      <text:p text:style-name="P18">Planned Steps:</text:p>
      <text:p text:style-name="P18"/>
      <text:list xml:id="list1850456492" text:style-name="L1">
        <text:list-item>
          <text:p text:style-name="P20"><text:span text:style-name="T8">Define Classes for server and client side operations.</text:span></text:p>
        </text:list-item>
        <text:list-item>
          <text:p text:style-name="P19">Create UI Elements that extend the options to create Servers, or to Join servers.</text:p>
        </text:list-item>
        <text:list-item>
          <text:p text:style-name="P21">Create a server class.</text:p>
        </text:list-item>
        <text:list-item>
          <text:p text:style-name="P21">Create a client class.</text:p>
        </text:list-item>
        <text:list-item>
          <text:p text:style-name="P21">Build in <text:span text:style-name="T9">multiplayer</text:span> gameplay functionallity.</text:p>
        </text:list-item>
      </text:list>
      <text:p text:style-name="Standard"/>
      <text:p text:style-name="Standard"/>
      <text:h text:style-name="Heading_20_3" text:outline-level="3"><text:bookmark-start text:name="_Toc157948782"/>Additional Missing Components<text:bookmark-end text:name="_Toc157948782"/></text:h>
      <text:p text:style-name="Standard">Add missing/broken aspects from the original requirements not yet in place in the Demo, as needed for the MVP. </text:p>
      <text:p text:style-name="Standard"/>
      <text:p text:style-name="Standard"/>
      <text:p text:style-name="Standard"/>
      <text:h text:style-name="Heading_20_2" text:outline-level="2"><text:s/></text:h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US" style:letter-kerning="tru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US" style:letter-kerning="tru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3335in" fo:margin-bottom="0in" style:contextual-spacing="false" fo:line-height="115%"/>
      <style:text-properties fo:font-size="14pt" fo:font-weight="bold" style:letter-kerning="false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0835in" fo:margin-bottom="0in" style:contextual-spacing="false"/>
      <style:text-properties fo:font-style="italic" fo:font-weight="bold" style:font-style-asian="italic" style:font-weight-asian="bold" style:font-name-complex="Calibri1" style:font-family-complex="Calibri" style:font-family-generic-complex="system" style:font-pitch-complex="variable" style:font-style-complex="italic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.0835in" fo:margin-bottom="0in" style:contextual-spacing="false" fo:text-indent="0in" style:auto-text-indent="false"/>
      <style:text-properties fo:font-size="11pt" fo:font-weight="bold" style:font-size-asian="11pt" style:font-weight-asian="bold" style:font-name-complex="Calibri1" style:font-family-complex="Calibri" style:font-family-generic-complex="system" style:font-pitch-complex="variable" style:font-size-complex="11pt" style:font-weight-complex="bold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5in" fo:margin-right="0in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0.6665in" fo:margin-right="0in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0.8335in" fo:margin-right="0in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1in" fo:margin-right="0in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1.1665in" fo:margin-right="0in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1.3335in" fo:margin-right="0in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ug McCord</meta:initial-creator>
    <meta:editing-cycles>110</meta:editing-cycles>
    <meta:creation-date>2024-01-21T18:50:00</meta:creation-date>
    <dc:date>2024-04-14T12:24:21.734314490</dc:date>
    <meta:editing-duration>PT2H33M35S</meta:editing-duration>
    <meta:generator>LibreOffice/7.4.6.2$Linux_X86_64 LibreOffice_project/40$Build-2</meta:generator>
    <meta:document-statistic meta:table-count="0" meta:image-count="0" meta:object-count="0" meta:page-count="9" meta:paragraph-count="165" meta:word-count="1476" meta:character-count="8683" meta:non-whitespace-character-count="7442"/>
    <meta:user-defined meta:name="AppVersion">16.0000</meta:user-defined>
    <meta:template xlink:type="simple" xlink:actuate="onRequest" xlink:title="Normal.dotm" xlink:href=""/>
  </office:meta>
</office:document-meta>
</file>